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76e" officeooo:paragraph-rsid="001fd76e"/>
    </style:style>
    <style:style style:name="P2" style:family="paragraph" style:parent-style-name="Standard">
      <style:text-properties officeooo:rsid="001fd76e" officeooo:paragraph-rsid="00273c30"/>
    </style:style>
    <style:style style:name="P3" style:family="paragraph" style:parent-style-name="Standard">
      <style:text-properties officeooo:rsid="001fd76e" officeooo:paragraph-rsid="00291e3f"/>
    </style:style>
    <style:style style:name="P4" style:family="paragraph" style:parent-style-name="Standard">
      <style:text-properties officeooo:rsid="001fd76e" officeooo:paragraph-rsid="00294db8"/>
    </style:style>
    <style:style style:name="T1" style:family="text">
      <style:text-properties officeooo:rsid="00207e3c"/>
    </style:style>
    <style:style style:name="T2" style:family="text">
      <style:text-properties fo:color="#008000" officeooo:rsid="0021e03b"/>
    </style:style>
    <style:style style:name="T3" style:family="text">
      <style:text-properties fo:color="#008000" officeooo:rsid="00261b56"/>
    </style:style>
    <style:style style:name="T4" style:family="text">
      <style:text-properties officeooo:rsid="0023baba"/>
    </style:style>
    <style:style style:name="T5" style:family="text">
      <style:text-properties fo:color="#407927" officeooo:rsid="00261b56"/>
    </style:style>
    <style:style style:name="T6" style:family="text">
      <style:text-properties fo:color="#407927" officeooo:rsid="0023b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Visible</text:span> <text:span text:style-name="T4">bookmarked </text:span>text: <text:bookmark-start text:name="BookmarkVisible"/><text:span text:style-name="T3">visible text</text:span><text:bookmark-end text:name="BookmarkVisible"/>.</text:p>
      <text:p text:style-name="P1"><text:span text:style-name="T1">Hidden by bookmark text: </text:span><text:bookmark-start text:name="BookmarkHidden" loext:hidden="true" loext:condition=""/><text:span text:style-name="T3">hidden text</text:span><text:bookmark-end text:name="BookmarkHidden"/>.</text:p>
      <text:p text:style-name="P4"><text:span text:style-name="T4">Visible text by bookmark with condition: </text:span><text:bookmark-start text:name="BookmarkVisibleWithCondition" loext:hidden="true" loext:condition="0==1"/><text:span text:style-name="T6">visible text</text:span><text:bookmark-end text:name="BookmarkVisibleWithCondition"/>.</text:p>
      <text:p text:style-name="P2"><text:span text:style-name="T1">Visible text by bookmark with condition: </text:span><text:bookmark-start text:name="BookmarkNotHiddenWithCondition" loext:hidden="false" loext:condition="1==1"/><text:span text:style-name="T5">visible text</text:span><text:bookmark-end text:name="BookmarkNotHiddenWithCondition"/>.</text:p>
      <text:p text:style-name="P2"><text:span text:style-name="T1">Hidden text by bookmark with condition: </text:span><text:bookmark-start text:name="BookmarkHiddenWithCondition" loext:hidden="true" loext:condition="1==1"/><text:span text:style-name="T5">hidden text</text:span><text:bookmark-end text:name="BookmarkHiddenWithCondition"/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59:07.354000000</meta:creation-date>
    <dc:date>2018-02-08T10:19:15.746000000</dc:date>
    <meta:editing-duration>PT17M35S</meta:editing-duration>
    <meta:editing-cycles>14</meta:editing-cycles>
    <meta:generator>LibreOfficeDev/6.1.0.0.alpha0$Windows_x86 LibreOffice_project/74e87d6031ce84be204c380b90ca0338c318a918</meta:generator>
    <meta:document-statistic meta:table-count="0" meta:image-count="0" meta:object-count="0" meta:page-count="1" meta:paragraph-count="4" meta:word-count="27" meta:character-count="181" meta:non-whitespace-character-count="158"/>
  </office:meta>
</office:document-meta>
</file>